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>
      <style:text-properties fo:font-size="12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2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style-name="ce65" table:number-columns-repeated="55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NF 6306 - process. 08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09-23" calcext:value-type="date">
            <text:p>23/09/2024</text:p>
          </table:table-cell>
          <table:table-cell table:style-name="ce63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NF 6315 - process. 09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0-09" calcext:value-type="date">
            <text:p>09/10/2024</text:p>
          </table:table-cell>
          <table:table-cell table:style-name="ce63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NF 6324 - process. 10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1-11" calcext:value-type="date">
            <text:p>11/11/2024</text:p>
          </table:table-cell>
          <table:table-cell table:style-name="ce63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NF 6333 - process. 11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63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NF 6342 - process. 12/2024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1-20" calcext:value-type="date">
            <text:p>20/01/2025</text:p>
          </table:table-cell>
          <table:table-cell table:style-name="ce63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NF 6351 - process. 01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63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NF 6360 - process. 02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3-11" calcext:value-type="date">
            <text:p>11/03/2025</text:p>
          </table:table-cell>
          <table:table-cell table:style-name="ce63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NF 6369 - process. 03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4-09" calcext:value-type="date">
            <text:p>09/04/2025</text:p>
          </table:table-cell>
          <table:table-cell table:style-name="ce63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NF 6378 - process. 04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5-16" calcext:value-type="date">
            <text:p>16/05/2025</text:p>
          </table:table-cell>
          <table:table-cell table:style-name="ce63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NF 6387 - process. 05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pg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46" office:value-type="date" office:date-value="2025-06-09" calcext:value-type="date">
            <text:p>09/06/2025</text:p>
          </table:table-cell>
          <table:table-cell table:style-name="ce63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NF 6396 - process. 06/2025</text:p>
          </table:table-cell>
          <table:table-cell table:style-name="ce54" office:value-type="float" office:value="2880" calcext:value-type="float">
            <text:p>2.88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3" table:formula="of:=[.C12]-[.F12]" office:value-type="float" office:value="2880" calcext:value-type="float">
            <text:p>2.880,00</text:p>
          </table:table-cell>
          <table:table-cell table:style-name="ce64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12])" office:value-type="float" office:value="2880" calcext:value-type="float">
            <text:p>2.880,00</text:p>
          </table:table-cell>
          <table:table-cell table:style-name="ce58"/>
          <table:table-cell table:style-name="ce65" table:number-columns-repeated="55"/>
        </table:table-row>
        <table:table-row table:style-name="ro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>
          <table:table-cell table:style-name="ce49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1987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48"/>
          <table:table-cell table:style-name="ce55"/>
          <table:table-cell table:style-name="ce60"/>
          <table:table-cell table:style-name="ce65"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5.368241300">00:00:00</text:time></text:span><text:span text:style-name="MT2"><text:s/></text:span></text:p>
        </style:region-center>
        <style:region-right>
          <text:p><text:span text:style-name="MT4">Ana Cecília Ribeiro Porto da Silva - ME</text:span></text:p>
          <text:p><text:span text:style-name="MT2">Tel.: 3248-3551 (posto)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a Cecília Ribeiro Porto da Silva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5.3703253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1:51</meta:creation-date>
    <dc:date>2025-06-27T10:20:45.729350510</dc:date>
    <meta:print-date>2020-08-07T10:44:15.279000000</meta:print-date>
    <dc:language>pt-PT</dc:language>
    <meta:editing-cycles>565</meta:editing-cycles>
    <meta:editing-duration>P3DT4H23M54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